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ｍｓ ｐゴシック', 'ms pgothic', dotum, helvetica, sans-serif"/>
    <style:font-face style:name="Tahoma" svg:font-family="Tahoma, Verdana, Arial, Helvetica, sans-serif"/>
    <style:font-face style:name="Time new roma" svg:font-family="'Time new roma'"/>
    <style:font-face style:name="ministry" svg:font-family="ministry, sans-serif"/>
    <style:font-face style:name="FreeSans1" svg:font-family="FreeSans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77e2a"/>
    </style:style>
    <style:style style:name="T1" style:family="text">
      <style:text-properties fo:font-variant="normal" fo:text-transform="none" fo:color="#800000" style:font-name="DejaVu Sans" fo:font-size="14pt" fo:letter-spacing="normal" fo:font-style="normal" fo:font-weight="normal" officeooo:rsid="0006eafb" fo:background-color="transparent" loext:char-shading-value="0" style:font-size-asian="14pt" style:font-size-complex="14pt"/>
    </style:style>
    <style:style style:name="T2" style:family="text">
      <style:text-properties fo:font-variant="normal" fo:text-transform="none" fo:color="#800000" style:font-name="DejaVu Sans" fo:font-size="14pt" fo:letter-spacing="normal" fo:font-style="normal" fo:font-weight="normal" officeooo:rsid="00077e2a" fo:background-color="transparent" loext:char-shading-value="0" style:font-size-asian="14pt" style:font-size-complex="14pt"/>
    </style:style>
    <style:style style:name="T3" style:family="text">
      <style:text-properties fo:font-variant="normal" fo:text-transform="none" fo:color="#800000" style:font-name="DejaVu Sans" fo:font-size="14pt" fo:letter-spacing="normal" fo:font-style="normal" fo:font-weight="normal" officeooo:rsid="000221c6" fo:background-color="transparent" loext:char-shading-value="0" style:font-size-asian="14pt" style:font-size-complex="14pt"/>
    </style:style>
    <style:style style:name="T4" style:family="text">
      <style:text-properties fo:font-variant="normal" fo:text-transform="none" fo:color="#800000" style:font-name="DejaVu Sans" fo:font-size="14pt" fo:letter-spacing="normal" fo:font-style="normal" fo:font-weight="normal" officeooo:rsid="0009d72d" fo:background-color="transparent" loext:char-shading-value="0" style:font-size-asian="14pt" style:font-size-complex="14pt"/>
    </style:style>
    <style:style style:name="T5" style:family="text">
      <style:text-properties fo:font-variant="normal" fo:text-transform="none" fo:color="#800000" style:font-name="DejaVu Sans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800000" style:font-name="DejaVu Sans" fo:font-size="14pt" fo:letter-spacing="normal" fo:font-style="normal" fo:font-weight="normal" officeooo:rsid="0001661d" style:font-size-asian="14pt" style:font-size-complex="14pt"/>
    </style:style>
    <style:style style:name="T7" style:family="text">
      <style:text-properties fo:font-variant="normal" fo:text-transform="none" fo:color="#800000" style:font-name="DejaVu Sans" fo:font-size="14pt" fo:letter-spacing="normal" fo:font-style="normal" fo:font-weight="normal" officeooo:rsid="000221c6" style:font-size-asian="14pt" style:font-size-complex="14pt"/>
    </style:style>
    <style:style style:name="T8" style:family="text">
      <style:text-properties fo:font-variant="normal" fo:text-transform="none" fo:color="#800000" style:font-name="DejaVu Sans" fo:font-size="14pt" fo:letter-spacing="normal" fo:font-style="normal" fo:font-weight="normal" officeooo:rsid="00077e2a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800000" style:font-name="DejaVu Sans" fo:font-size="14pt" fo:letter-spacing="normal" fo:font-style="normal" officeooo:rsid="000221c6" style:font-size-asian="14pt" style:font-size-complex="14pt"/>
    </style:style>
    <style:style style:name="T10" style:family="text">
      <style:text-properties fo:font-variant="normal" fo:text-transform="none" fo:color="#800000" style:font-name="DejaVu Sans" fo:font-size="14pt" fo:letter-spacing="normal" fo:font-style="normal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800000" style:font-name="DejaVu Sans" fo:font-size="14pt" fo:letter-spacing="normal" fo:font-style="normal" fo:font-weight="bold" officeooo:rsid="00077e2a" fo:background-color="transparent" loext:char-shading-value="0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Nascido n</text:span><text:span text:style-name="T6">o </text:span><text:span text:style-name="T5">Estado do Rio de Janeiro, onde começou as atividades n</text:span><text:span text:style-name="T6">o </text:span><text:span text:style-name="T5"><text:s/></text:span><text:span text:style-name="T10">Instituto Cultural Pólen</text:span><text:span text:style-name="T5">, no núcleo audiovisual </text:span><text:span text:style-name="T10">Galera.com</text:span><text:span text:style-name="T5">. Iniciou a jornada da fotografia </text:span><text:span text:style-name="T6">na adolescencia.</text:span><text:span text:style-name="T5"> Em 2011 </text:span><text:span text:style-name="T6">particiou do</text:span><text:span text:style-name="T5"> concurso de fotografia "O Meu Rio Fotográfico", com exposições em galerias de Nova Iorque e Rio de Janeiro. </text:span><text:span text:style-name="T7">Em 2014 tirou a certificação </text:span><text:span text:style-name="Strong_20_Emphasis"><text:span text:style-name="T9">Cisco Certified Network Associate </text:span></text:span><text:span text:style-name="Strong_20_Emphasis"><text:span text:style-name="T7">e </text:span></text:span><text:span text:style-name="Strong_20_Emphasis"><text:span text:style-name="T9">IT Essentials. </text:span></text:span><text:span text:style-name="Strong_20_Emphasis"><text:span text:style-name="T8">Atualmente estudande de d</text:span></text:span><text:span text:style-name="Strong_20_Emphasis"><text:span text:style-name="T1">esenvolv</text:span></text:span><text:span text:style-name="Strong_20_Emphasis"><text:span text:style-name="T2">imento de</text:span></text:span><text:span text:style-name="Strong_20_Emphasis"><text:span text:style-name="T1"> páginas web</text:span></text:span><text:span text:style-name="Strong_20_Emphasis"><text:span text:style-name="T3">, </text:span></text:span><text:span text:style-name="Strong_20_Emphasis"><text:span text:style-name="T2">no curso </text:span></text:span><text:span text:style-name="Strong_20_Emphasis"><text:span text:style-name="T11">Vai na Web</text:span></text:span><text:span text:style-name="Strong_20_Emphasis"><text:span text:style-name="T2">.</text:span></text:span><text:span text:style-name="Strong_20_Emphasis"><text:span text:style-name="T4">LegA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ｍｓ ｐゴシック', 'ms pgothic', dotum, helvetica, sans-serif"/>
    <style:font-face style:name="Tahoma" svg:font-family="Tahoma, Verdana, Arial, Helvetica, sans-serif"/>
    <style:font-face style:name="Time new roma" svg:font-family="'Time new roma'"/>
    <style:font-face style:name="ministry" svg:font-family="ministry, sans-serif"/>
    <style:font-face style:name="FreeSans1" svg:font-family="FreeSans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21:03:20.105494355</meta:creation-date>
    <dc:date>2020-03-09T14:12:15.895495846</dc:date>
    <meta:editing-duration>PT5H24M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72" meta:character-count="467" meta:non-whitespace-character-count="395"/>
  </office:meta>
</office:document-meta>
</file>